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808080"/>
      <style:text-properties fo:color="#ffffff"/>
    </style:style>
    <style:style style:name="ce5" style:family="table-cell" style:parent-style-name="Default">
      <style:table-cell-properties fo:background-color="#b3b3b3"/>
      <style:text-properties fo:color="#ffffff"/>
    </style:style>
    <style:style style:name="ce6" style:family="table-cell" style:parent-style-name="Default" style:data-style-name="N2">
      <style:text-properties fo:color="#00a933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ffff"/>
      <style:text-properties fo:color="#00a933"/>
    </style:style>
    <style:style style:name="ce9" style:family="table-cell" style:parent-style-name="Default" style:data-style-name="N2">
      <style:table-cell-properties fo:background-color="#b3b3b3"/>
      <style:text-properties fo:color="#ffffff"/>
    </style:style>
    <style:style style:name="ce10" style:family="table-cell" style:parent-style-name="Default" style:data-style-name="N2">
      <style:table-cell-properties fo:background-color="#808080"/>
      <style:text-properties fo:color="#ffffff"/>
    </style:style>
    <style:style style:name="ce11" style:family="table-cell" style:parent-style-name="Default" style:data-style-name="N2">
      <style:text-properties fo:color="#ff0000"/>
    </style:style>
    <style:style style:name="ce12" style:family="table-cell" style:parent-style-name="Default" style:data-style-name="N2">
      <style:table-cell-properties fo:background-color="#ffffff"/>
      <style:text-properties fo:color="#ff0000"/>
    </style:style>
    <style:style style:name="ce13" style:family="table-cell" style:parent-style-name="Default" style:data-style-name="N2">
      <style:table-cell-properties fo:background-color="#b3b3b3"/>
      <style:text-properties fo:color="#ff0000"/>
    </style:style>
    <style:style style:name="ce14" style:family="table-cell" style:parent-style-name="Default" style:data-style-name="N2">
      <style:table-cell-properties fo:background-color="#b3b3b3"/>
      <style:text-properties fo:color="#00a933"/>
    </style:style>
    <style:style style:name="ce15" style:family="table-cell" style:parent-style-name="Default" style:data-style-name="N2">
      <style:table-cell-properties fo:background-color="#b3b3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ce11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1"/>
        <table:table-column table:style-name="co4" table:default-cell-style-name="ce7"/>
        <table:table-column table:style-name="co4" table:number-columns-repeated="16368" table:default-cell-style-name="Default"/>
        <table:table-row table:style-name="ro1">
          <table:table-cell/>
          <table:table-cell office:value-type="string" calcext:value-type="string">
            <text:p>OpenJDK running-times</text:p>
          </table:table-cell>
          <table:table-cell table:number-columns-repeated="4"/>
          <table:table-cell office:value-type="string" calcext:value-type="string">
            <text:p>Aggregation Table Record Classes</text:p>
          </table:table-cell>
          <table:table-cell table:number-columns-repeated="2"/>
          <table:table-cell office:value-type="string" calcext:value-type="string">
            <text:p>Aggregation and Join Table Record Classes</text:p>
          </table:table-cell>
          <table:table-cell table:style-name="Default"/>
          <table:table-cell table:number-columns-repeated="2"/>
          <table:table-cell office:value-type="string" calcext:value-type="string">
            <text:p>Different Init &amp; Grow Strategy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 table:number-columns-repeated="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028-Execution-Time</text:p>
          </table:table-cell>
          <table:table-cell/>
          <table:table-cell office:value-type="string" calcext:value-type="string">
            <text:p>029-Execution-Time</text:p>
          </table:table-cell>
          <table:table-cell office:value-type="string" calcext:value-type="string">
            <text:p>Relative-028</text:p>
          </table:table-cell>
          <table:table-cell/>
          <table:table-cell office:value-type="string" calcext:value-type="string">
            <text:p>030-Execution-Time</text:p>
          </table:table-cell>
          <table:table-cell table:style-name="Default" office:value-type="string" calcext:value-type="string">
            <text:p>Relative-028</text:p>
          </table:table-cell>
          <table:table-cell office:value-type="string" calcext:value-type="string">
            <text:p>Relative-029</text:p>
          </table:table-cell>
          <table:table-cell/>
          <table:table-cell office:value-type="string" calcext:value-type="string">
            <text:p>031-Execution-Time</text:p>
          </table:table-cell>
          <table:table-cell table:style-name="Default" office:value-type="string" calcext:value-type="string">
            <text:p>Relative-028</text:p>
          </table:table-cell>
          <table:table-cell table:style-name="Default" office:value-type="string" calcext:value-type="string">
            <text:p>Relative-030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8.2" calcext:value-type="float">
            <text:p>128.2</text:p>
          </table:table-cell>
          <table:table-cell table:style-name="ce4" table:number-columns-repeated="4"/>
          <table:table-cell table:style-name="ce4" office:value-type="float" office:value="133" calcext:value-type="float">
            <text:p>133</text:p>
          </table:table-cell>
          <table:table-cell table:style-name="ce10" table:formula="of:=[.J4]/[.E4]" office:value-type="float" office:value="1.03744149765991" calcext:value-type="float">
            <text:p>1.04</text:p>
          </table:table-cell>
          <table:table-cell table:style-name="ce4" table:number-columns-repeated="2"/>
          <table:table-cell table:style-name="ce4" office:value-type="float" office:value="132" calcext:value-type="float">
            <text:p>132</text:p>
          </table:table-cell>
          <table:table-cell table:style-name="ce10" table:formula="of:=[.N4]/[.E4]" office:value-type="float" office:value="1.02964118564743" calcext:value-type="float">
            <text:p>1.03</text:p>
          </table:table-cell>
          <table:table-cell table:style-name="ce10" table:formula="of:=[.N4]/[.J4]" office:value-type="float" office:value="0.992481203007519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4"/>
          <table:table-cell table:style-name="ce4" office:value-type="float" office:value="105.6" calcext:value-type="float">
            <text:p>105.6</text:p>
          </table:table-cell>
          <table:table-cell table:style-name="ce10" table:formula="of:=[.J5]/[.E5]" office:value-type="float" office:value="0.942857142857143" calcext:value-type="float">
            <text:p>0.94</text:p>
          </table:table-cell>
          <table:table-cell table:style-name="ce4" table:number-columns-repeated="2"/>
          <table:table-cell table:style-name="ce4" office:value-type="float" office:value="110.1" calcext:value-type="float">
            <text:p>110.1</text:p>
          </table:table-cell>
          <table:table-cell table:style-name="ce10" table:formula="of:=[.N5]/[.E5]" office:value-type="float" office:value="0.983035714285714" calcext:value-type="float">
            <text:p>0.98</text:p>
          </table:table-cell>
          <table:table-cell table:style-name="ce10" table:formula="of:=[.N5]/[.J5]" office:value-type="float" office:value="1.04261363636364" calcext:value-type="float">
            <text:p>1.04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792.2" calcext:value-type="float">
            <text:p>792.2</text:p>
          </table:table-cell>
          <table:table-cell table:style-name="ce4" table:number-columns-repeated="4"/>
          <table:table-cell table:style-name="ce4" office:value-type="float" office:value="748" calcext:value-type="float">
            <text:p>748</text:p>
          </table:table-cell>
          <table:table-cell table:style-name="ce10" table:formula="of:=[.J6]/[.E6]" office:value-type="float" office:value="0.944206008583691" calcext:value-type="float">
            <text:p>0.94</text:p>
          </table:table-cell>
          <table:table-cell table:style-name="ce4" table:number-columns-repeated="2"/>
          <table:table-cell table:style-name="ce4" office:value-type="float" office:value="796.3" calcext:value-type="float">
            <text:p>796.3</text:p>
          </table:table-cell>
          <table:table-cell table:style-name="ce10" table:formula="of:=[.N6]/[.E6]" office:value-type="float" office:value="1.00517546074224" calcext:value-type="float">
            <text:p>1.01</text:p>
          </table:table-cell>
          <table:table-cell table:style-name="ce10" table:formula="of:=[.N6]/[.J6]" office:value-type="float" office:value="1.06457219251337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57.2" calcext:value-type="float">
            <text:p>557.2</text:p>
          </table:table-cell>
          <table:table-cell table:style-name="ce4" table:number-columns-repeated="4"/>
          <table:table-cell table:style-name="ce4" office:value-type="float" office:value="531.2" calcext:value-type="float">
            <text:p>531.2</text:p>
          </table:table-cell>
          <table:table-cell table:style-name="ce10" table:formula="of:=[.J7]/[.E7]" office:value-type="float" office:value="0.953338119167265" calcext:value-type="float">
            <text:p>0.95</text:p>
          </table:table-cell>
          <table:table-cell table:style-name="ce4" table:number-columns-repeated="2"/>
          <table:table-cell table:style-name="ce4" office:value-type="float" office:value="564.2" calcext:value-type="float">
            <text:p>564.2</text:p>
          </table:table-cell>
          <table:table-cell table:style-name="ce10" table:formula="of:=[.N7]/[.E7]" office:value-type="float" office:value="1.01256281407035" calcext:value-type="float">
            <text:p>1.01</text:p>
          </table:table-cell>
          <table:table-cell table:style-name="ce10" table:formula="of:=[.N7]/[.J7]" office:value-type="float" office:value="1.0621234939759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8.4" calcext:value-type="float">
            <text:p>1608.4</text:p>
          </table:table-cell>
          <table:table-cell table:style-name="ce4" table:number-columns-repeated="4"/>
          <table:table-cell table:style-name="ce4" office:value-type="float" office:value="1426.9" calcext:value-type="float">
            <text:p>1426.9</text:p>
          </table:table-cell>
          <table:table-cell table:style-name="ce10" table:formula="of:=[.J8]/[.E8]" office:value-type="float" office:value="0.88715493658294" calcext:value-type="float">
            <text:p>0.89</text:p>
          </table:table-cell>
          <table:table-cell table:style-name="ce4" table:number-columns-repeated="2"/>
          <table:table-cell table:style-name="ce4" office:value-type="float" office:value="1462.8" calcext:value-type="float">
            <text:p>1462.8</text:p>
          </table:table-cell>
          <table:table-cell table:style-name="ce10" table:formula="of:=[.N8]/[.E8]" office:value-type="float" office:value="0.909475254911713" calcext:value-type="float">
            <text:p>0.91</text:p>
          </table:table-cell>
          <table:table-cell table:style-name="ce10" table:formula="of:=[.N8]/[.J8]" office:value-type="float" office:value="1.02515943654075" calcext:value-type="float">
            <text:p>1.03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972.8" calcext:value-type="float">
            <text:p>972.8</text:p>
          </table:table-cell>
          <table:table-cell table:style-name="ce4" table:number-columns-repeated="4"/>
          <table:table-cell table:style-name="ce4" office:value-type="float" office:value="976.9" calcext:value-type="float">
            <text:p>976.9</text:p>
          </table:table-cell>
          <table:table-cell table:style-name="ce10" table:formula="of:=[.J9]/[.E9]" office:value-type="float" office:value="1.00421463815789" calcext:value-type="float">
            <text:p>1.00</text:p>
          </table:table-cell>
          <table:table-cell table:style-name="ce4" table:number-columns-repeated="2"/>
          <table:table-cell table:style-name="ce4" office:value-type="float" office:value="989.8" calcext:value-type="float">
            <text:p>989.8</text:p>
          </table:table-cell>
          <table:table-cell table:style-name="ce10" table:formula="of:=[.N9]/[.E9]" office:value-type="float" office:value="1.01747532894737" calcext:value-type="float">
            <text:p>1.02</text:p>
          </table:table-cell>
          <table:table-cell table:style-name="ce10" table:formula="of:=[.N9]/[.J9]" office:value-type="float" office:value="1.01320503633944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1.3" calcext:value-type="float">
            <text:p>121.3</text:p>
          </table:table-cell>
          <table:table-cell table:style-name="ce4" table:number-columns-repeated="4"/>
          <table:table-cell table:style-name="ce4" office:value-type="float" office:value="122.4" calcext:value-type="float">
            <text:p>122.4</text:p>
          </table:table-cell>
          <table:table-cell table:style-name="ce10" table:formula="of:=[.J10]/[.E10]" office:value-type="float" office:value="1.00906842539159" calcext:value-type="float">
            <text:p>1.01</text:p>
          </table:table-cell>
          <table:table-cell table:style-name="ce4" table:number-columns-repeated="2"/>
          <table:table-cell table:style-name="ce4" office:value-type="float" office:value="130.3" calcext:value-type="float">
            <text:p>130.3</text:p>
          </table:table-cell>
          <table:table-cell table:style-name="ce10" table:formula="of:=[.N10]/[.E10]" office:value-type="float" office:value="1.07419620774938" calcext:value-type="float">
            <text:p>1.07</text:p>
          </table:table-cell>
          <table:table-cell table:style-name="ce10" table:formula="of:=[.N10]/[.J10]" office:value-type="float" office:value="1.06454248366013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table:number-columns-repeated="4"/>
          <table:table-cell table:style-name="ce4" office:value-type="float" office:value="104.3" calcext:value-type="float">
            <text:p>104.3</text:p>
          </table:table-cell>
          <table:table-cell table:style-name="ce10" table:formula="of:=[.J11]/[.E11]" office:value-type="float" office:value="0.925465838509317" calcext:value-type="float">
            <text:p>0.93</text:p>
          </table:table-cell>
          <table:table-cell table:style-name="ce4" table:number-columns-repeated="2"/>
          <table:table-cell table:style-name="ce4" office:value-type="float" office:value="107.6" calcext:value-type="float">
            <text:p>107.6</text:p>
          </table:table-cell>
          <table:table-cell table:style-name="ce10" table:formula="of:=[.N11]/[.E11]" office:value-type="float" office:value="0.954747116237799" calcext:value-type="float">
            <text:p>0.95</text:p>
          </table:table-cell>
          <table:table-cell table:style-name="ce10" table:formula="of:=[.N11]/[.J11]" office:value-type="float" office:value="1.03163950143816" calcext:value-type="float">
            <text:p>1.03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925.9" calcext:value-type="float">
            <text:p>925.9</text:p>
          </table:table-cell>
          <table:table-cell table:style-name="ce4" table:number-columns-repeated="4"/>
          <table:table-cell table:style-name="ce4" office:value-type="float" office:value="932.5" calcext:value-type="float">
            <text:p>932.5</text:p>
          </table:table-cell>
          <table:table-cell table:style-name="ce10" table:formula="of:=[.J12]/[.E12]" office:value-type="float" office:value="1.00712819958959" calcext:value-type="float">
            <text:p>1.01</text:p>
          </table:table-cell>
          <table:table-cell table:style-name="ce4" table:number-columns-repeated="2"/>
          <table:table-cell table:style-name="ce4" office:value-type="float" office:value="968.6" calcext:value-type="float">
            <text:p>968.6</text:p>
          </table:table-cell>
          <table:table-cell table:style-name="ce10" table:formula="of:=[.N12]/[.E12]" office:value-type="float" office:value="1.04611729128416" calcext:value-type="float">
            <text:p>1.05</text:p>
          </table:table-cell>
          <table:table-cell table:style-name="ce10" table:formula="of:=[.N12]/[.J12]" office:value-type="float" office:value="1.03871313672922" calcext:value-type="float">
            <text:p>1.04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73.1" calcext:value-type="float">
            <text:p>573.1</text:p>
          </table:table-cell>
          <table:table-cell table:style-name="ce4" table:number-columns-repeated="4"/>
          <table:table-cell table:style-name="ce4" office:value-type="float" office:value="578.2" calcext:value-type="float">
            <text:p>578.2</text:p>
          </table:table-cell>
          <table:table-cell table:style-name="ce10" table:formula="of:=[.J13]/[.E13]" office:value-type="float" office:value="1.00889897051125" calcext:value-type="float">
            <text:p>1.01</text:p>
          </table:table-cell>
          <table:table-cell table:style-name="ce4" table:number-columns-repeated="2"/>
          <table:table-cell table:style-name="ce4" office:value-type="float" office:value="619.6" calcext:value-type="float">
            <text:p>619.6</text:p>
          </table:table-cell>
          <table:table-cell table:style-name="ce10" table:formula="of:=[.N13]/[.E13]" office:value-type="float" office:value="1.0811376723085" calcext:value-type="float">
            <text:p>1.08</text:p>
          </table:table-cell>
          <table:table-cell table:style-name="ce10" table:formula="of:=[.N13]/[.J13]" office:value-type="float" office:value="1.07160152196472" calcext:value-type="float">
            <text:p>1.07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1.2" calcext:value-type="float">
            <text:p>1601.2</text:p>
          </table:table-cell>
          <table:table-cell table:style-name="ce4" table:number-columns-repeated="4"/>
          <table:table-cell table:style-name="ce4" office:value-type="float" office:value="1629" calcext:value-type="float">
            <text:p>1629</text:p>
          </table:table-cell>
          <table:table-cell table:style-name="ce10" table:formula="of:=[.J14]/[.E14]" office:value-type="float" office:value="1.01736197851611" calcext:value-type="float">
            <text:p>1.02</text:p>
          </table:table-cell>
          <table:table-cell table:style-name="ce4" table:number-columns-repeated="2"/>
          <table:table-cell table:style-name="ce4" office:value-type="float" office:value="1642.4" calcext:value-type="float">
            <text:p>1642.4</text:p>
          </table:table-cell>
          <table:table-cell table:style-name="ce10" table:formula="of:=[.N14]/[.E14]" office:value-type="float" office:value="1.02573070197352" calcext:value-type="float">
            <text:p>1.03</text:p>
          </table:table-cell>
          <table:table-cell table:style-name="ce10" table:formula="of:=[.N14]/[.J14]" office:value-type="float" office:value="1.00822590546347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059.1" calcext:value-type="float">
            <text:p>1059.1</text:p>
          </table:table-cell>
          <table:table-cell table:style-name="ce4" table:number-columns-repeated="4"/>
          <table:table-cell table:style-name="ce4" office:value-type="float" office:value="1109.2" calcext:value-type="float">
            <text:p>1109.2</text:p>
          </table:table-cell>
          <table:table-cell table:style-name="ce10" table:formula="of:=[.J15]/[.E15]" office:value-type="float" office:value="1.04730431498442" calcext:value-type="float">
            <text:p>1.05</text:p>
          </table:table-cell>
          <table:table-cell table:style-name="ce4" table:number-columns-repeated="2"/>
          <table:table-cell table:style-name="ce4" office:value-type="float" office:value="1110.2" calcext:value-type="float">
            <text:p>1110.2</text:p>
          </table:table-cell>
          <table:table-cell table:style-name="ce10" table:formula="of:=[.N15]/[.E15]" office:value-type="float" office:value="1.0482485128883" calcext:value-type="float">
            <text:p>1.05</text:p>
          </table:table-cell>
          <table:table-cell table:style-name="ce10" table:formula="of:=[.N15]/[.J15]" office:value-type="float" office:value="1.00090155066715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34.9" calcext:value-type="float">
            <text:p>134.9</text:p>
          </table:table-cell>
          <table:table-cell table:style-name="ce4" table:number-columns-repeated="4"/>
          <table:table-cell table:style-name="ce4" office:value-type="float" office:value="134.8" calcext:value-type="float">
            <text:p>134.8</text:p>
          </table:table-cell>
          <table:table-cell table:style-name="ce10" table:formula="of:=[.J16]/[.E16]" office:value-type="float" office:value="0.999258710155671" calcext:value-type="float">
            <text:p>1.00</text:p>
          </table:table-cell>
          <table:table-cell table:style-name="ce4" table:number-columns-repeated="2"/>
          <table:table-cell table:style-name="ce4" office:value-type="float" office:value="133.4" calcext:value-type="float">
            <text:p>133.4</text:p>
          </table:table-cell>
          <table:table-cell table:style-name="ce10" table:formula="of:=[.N16]/[.E16]" office:value-type="float" office:value="0.988880652335063" calcext:value-type="float">
            <text:p>0.99</text:p>
          </table:table-cell>
          <table:table-cell table:style-name="ce10" table:formula="of:=[.N16]/[.J16]" office:value-type="float" office:value="0.989614243323442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30.5" calcext:value-type="float">
            <text:p>130.5</text:p>
          </table:table-cell>
          <table:table-cell table:style-name="ce4" table:number-columns-repeated="4"/>
          <table:table-cell table:style-name="ce4" office:value-type="float" office:value="123.3" calcext:value-type="float">
            <text:p>123.3</text:p>
          </table:table-cell>
          <table:table-cell table:style-name="ce10" table:formula="of:=[.J17]/[.E17]" office:value-type="float" office:value="0.944827586206897" calcext:value-type="float">
            <text:p>0.94</text:p>
          </table:table-cell>
          <table:table-cell table:style-name="ce4" table:number-columns-repeated="2"/>
          <table:table-cell table:style-name="ce4" office:value-type="float" office:value="123.4" calcext:value-type="float">
            <text:p>123.4</text:p>
          </table:table-cell>
          <table:table-cell table:style-name="ce10" table:formula="of:=[.N17]/[.E17]" office:value-type="float" office:value="0.945593869731801" calcext:value-type="float">
            <text:p>0.95</text:p>
          </table:table-cell>
          <table:table-cell table:style-name="ce10" table:formula="of:=[.N17]/[.J17]" office:value-type="float" office:value="1.00081103000811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table:number-columns-repeated="4"/>
          <table:table-cell table:style-name="ce4" office:value-type="float" office:value="1093.5" calcext:value-type="float">
            <text:p>1093.5</text:p>
          </table:table-cell>
          <table:table-cell table:style-name="ce10" table:formula="of:=[.J18]/[.E18]" office:value-type="float" office:value="1.00229147571036" calcext:value-type="float">
            <text:p>1.00</text:p>
          </table:table-cell>
          <table:table-cell table:style-name="ce4" table:number-columns-repeated="2"/>
          <table:table-cell table:style-name="ce4" office:value-type="float" office:value="1090.8" calcext:value-type="float">
            <text:p>1090.8</text:p>
          </table:table-cell>
          <table:table-cell table:style-name="ce10" table:formula="of:=[.N18]/[.E18]" office:value-type="float" office:value="0.999816681943171" calcext:value-type="float">
            <text:p>1.00</text:p>
          </table:table-cell>
          <table:table-cell table:style-name="ce10" table:formula="of:=[.N18]/[.J18]" office:value-type="float" office:value="0.997530864197531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873.9" calcext:value-type="float">
            <text:p>873.9</text:p>
          </table:table-cell>
          <table:table-cell table:style-name="ce4" table:number-columns-repeated="4"/>
          <table:table-cell table:style-name="ce4" office:value-type="float" office:value="908.4" calcext:value-type="float">
            <text:p>908.4</text:p>
          </table:table-cell>
          <table:table-cell table:style-name="ce10" table:formula="of:=[.J19]/[.E19]" office:value-type="float" office:value="1.03947820116718" calcext:value-type="float">
            <text:p>1.04</text:p>
          </table:table-cell>
          <table:table-cell table:style-name="ce4" table:number-columns-repeated="2"/>
          <table:table-cell table:style-name="ce4" office:value-type="float" office:value="913.7" calcext:value-type="float">
            <text:p>913.7</text:p>
          </table:table-cell>
          <table:table-cell table:style-name="ce10" table:formula="of:=[.N19]/[.E19]" office:value-type="float" office:value="1.04554296830301" calcext:value-type="float">
            <text:p>1.05</text:p>
          </table:table-cell>
          <table:table-cell table:style-name="ce10" table:formula="of:=[.N19]/[.J19]" office:value-type="float" office:value="1.00583443416997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984.8" calcext:value-type="float">
            <text:p>1984.8</text:p>
          </table:table-cell>
          <table:table-cell table:style-name="ce4" table:number-columns-repeated="4"/>
          <table:table-cell table:style-name="ce4" office:value-type="float" office:value="1972.6" calcext:value-type="float">
            <text:p>1972.6</text:p>
          </table:table-cell>
          <table:table-cell table:style-name="ce10" table:formula="of:=[.J20]/[.E20]" office:value-type="float" office:value="0.99385328496574" calcext:value-type="float">
            <text:p>0.99</text:p>
          </table:table-cell>
          <table:table-cell table:style-name="ce4" table:number-columns-repeated="2"/>
          <table:table-cell table:style-name="ce4" office:value-type="float" office:value="1987.6" calcext:value-type="float">
            <text:p>1987.6</text:p>
          </table:table-cell>
          <table:table-cell table:style-name="ce10" table:formula="of:=[.N20]/[.E20]" office:value-type="float" office:value="1.00141072148327" calcext:value-type="float">
            <text:p>1.00</text:p>
          </table:table-cell>
          <table:table-cell table:style-name="ce10" table:formula="of:=[.N20]/[.J20]" office:value-type="float" office:value="1.00760417722802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711.9" calcext:value-type="float">
            <text:p>1711.9</text:p>
          </table:table-cell>
          <table:table-cell table:style-name="ce4" table:number-columns-repeated="4"/>
          <table:table-cell table:style-name="ce4" office:value-type="float" office:value="1785.7" calcext:value-type="float">
            <text:p>1785.7</text:p>
          </table:table-cell>
          <table:table-cell table:style-name="ce10" table:formula="of:=[.J21]/[.E21]" office:value-type="float" office:value="1.04310999474268" calcext:value-type="float">
            <text:p>1.04</text:p>
          </table:table-cell>
          <table:table-cell table:style-name="ce4" table:number-columns-repeated="2"/>
          <table:table-cell table:style-name="ce4" office:value-type="float" office:value="1774" calcext:value-type="float">
            <text:p>1774</text:p>
          </table:table-cell>
          <table:table-cell table:style-name="ce10" table:formula="of:=[.N21]/[.E21]" office:value-type="float" office:value="1.03627548338104" calcext:value-type="float">
            <text:p>1.04</text:p>
          </table:table-cell>
          <table:table-cell table:style-name="ce10" table:formula="of:=[.N21]/[.J21]" office:value-type="float" office:value="0.993447947583581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28.9" calcext:value-type="float">
            <text:p>228.9</text:p>
          </table:table-cell>
          <table:table-cell table:number-columns-repeated="4"/>
          <table:table-cell office:value-type="float" office:value="211.1" calcext:value-type="float">
            <text:p>211.1</text:p>
          </table:table-cell>
          <table:table-cell table:style-name="ce6" table:formula="of:=[.J22]/[.E22]" office:value-type="float" office:value="0.922236784622106" calcext:value-type="float">
            <text:p>0.92</text:p>
          </table:table-cell>
          <table:table-cell table:number-columns-repeated="2"/>
          <table:table-cell office:value-type="float" office:value="224.1" calcext:value-type="float">
            <text:p>224.1</text:p>
          </table:table-cell>
          <table:table-cell table:style-name="ce7" table:formula="of:=[.N22]/[.E22]" office:value-type="float" office:value="0.979030144167759" calcext:value-type="float">
            <text:p>0.98</text:p>
          </table:table-cell>
          <table:table-cell table:formula="of:=[.N22]/[.J22]" office:value-type="float" office:value="1.06158218853624" calcext:value-type="float">
            <text:p>1.06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215.1" calcext:value-type="float">
            <text:p>215.1</text:p>
          </table:table-cell>
          <table:table-cell table:style-name="ce7" table:formula="of:=[.J23]/[.E23]" office:value-type="float" office:value="1.02918660287081" calcext:value-type="float">
            <text:p>1.03</text:p>
          </table:table-cell>
          <table:table-cell table:number-columns-repeated="2"/>
          <table:table-cell office:value-type="float" office:value="210.8" calcext:value-type="float">
            <text:p>210.8</text:p>
          </table:table-cell>
          <table:table-cell table:style-name="ce7" table:formula="of:=[.N23]/[.E23]" office:value-type="float" office:value="1.00861244019139" calcext:value-type="float">
            <text:p>1.01</text:p>
          </table:table-cell>
          <table:table-cell table:formula="of:=[.N23]/[.J23]" office:value-type="float" office:value="0.98000929800093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834.7" calcext:value-type="float">
            <text:p>1834.7</text:p>
          </table:table-cell>
          <table:table-cell table:number-columns-repeated="4"/>
          <table:table-cell office:value-type="float" office:value="1689.1" calcext:value-type="float">
            <text:p>1689.1</text:p>
          </table:table-cell>
          <table:table-cell table:style-name="ce6" table:formula="of:=[.J24]/[.E24]" office:value-type="float" office:value="0.92064097672644" calcext:value-type="float">
            <text:p>0.92</text:p>
          </table:table-cell>
          <table:table-cell table:number-columns-repeated="2"/>
          <table:table-cell office:value-type="float" office:value="3711.4" calcext:value-type="float">
            <text:p>3711.4</text:p>
          </table:table-cell>
          <table:table-cell table:formula="of:=[.N24]/[.E24]" office:value-type="float" office:value="2.0228920259443" calcext:value-type="float">
            <text:p>2.02</text:p>
          </table:table-cell>
          <table:table-cell table:formula="of:=[.N24]/[.J24]" office:value-type="float" office:value="2.19726481558226" calcext:value-type="float">
            <text:p>2.2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698.7" calcext:value-type="float">
            <text:p>1698.7</text:p>
          </table:table-cell>
          <table:table-cell table:number-columns-repeated="4"/>
          <table:table-cell office:value-type="float" office:value="1653.1" calcext:value-type="float">
            <text:p>1653.1</text:p>
          </table:table-cell>
          <table:table-cell table:style-name="ce7" table:formula="of:=[.J25]/[.E25]" office:value-type="float" office:value="0.973155942779773" calcext:value-type="float">
            <text:p>0.97</text:p>
          </table:table-cell>
          <table:table-cell table:number-columns-repeated="2"/>
          <table:table-cell office:value-type="float" office:value="3636.8" calcext:value-type="float">
            <text:p>3636.8</text:p>
          </table:table-cell>
          <table:table-cell table:formula="of:=[.N25]/[.E25]" office:value-type="float" office:value="2.14093130040619" calcext:value-type="float">
            <text:p>2.14</text:p>
          </table:table-cell>
          <table:table-cell table:formula="of:=[.N25]/[.J25]" office:value-type="float" office:value="2.19998790151836" calcext:value-type="float">
            <text:p>2.2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3613.7" calcext:value-type="float">
            <text:p>3613.7</text:p>
          </table:table-cell>
          <table:table-cell table:number-columns-repeated="4"/>
          <table:table-cell office:value-type="float" office:value="7344.5" calcext:value-type="float">
            <text:p>7344.5</text:p>
          </table:table-cell>
          <table:table-cell table:formula="of:=[.J26]/[.E26]" office:value-type="float" office:value="2.03240446080195" calcext:value-type="float">
            <text:p>2.03</text:p>
          </table:table-cell>
          <table:table-cell table:number-columns-repeated="2"/>
          <table:table-cell office:value-type="float" office:value="7292.4" calcext:value-type="float">
            <text:p>7292.4</text:p>
          </table:table-cell>
          <table:table-cell table:formula="of:=[.N26]/[.E26]" office:value-type="float" office:value="2.0179871046296" calcext:value-type="float">
            <text:p>2.02</text:p>
          </table:table-cell>
          <table:table-cell table:formula="of:=[.N26]/[.J26]" office:value-type="float" office:value="0.99290625638232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3367.6" calcext:value-type="float">
            <text:p>3367.6</text:p>
          </table:table-cell>
          <table:table-cell table:number-columns-repeated="4"/>
          <table:table-cell office:value-type="float" office:value="7352.8" calcext:value-type="float">
            <text:p>7352.8</text:p>
          </table:table-cell>
          <table:table-cell table:formula="of:=[.J27]/[.E27]" office:value-type="float" office:value="2.18339470245872" calcext:value-type="float">
            <text:p>2.18</text:p>
          </table:table-cell>
          <table:table-cell table:number-columns-repeated="2"/>
          <table:table-cell office:value-type="float" office:value="7315.5" calcext:value-type="float">
            <text:p>7315.5</text:p>
          </table:table-cell>
          <table:table-cell table:formula="of:=[.N27]/[.E27]" office:value-type="float" office:value="2.17231856515026" calcext:value-type="float">
            <text:p>2.17</text:p>
          </table:table-cell>
          <table:table-cell table:formula="of:=[.N27]/[.J27]" office:value-type="float" office:value="0.9949271026003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19.3" calcext:value-type="float">
            <text:p>419.3</text:p>
          </table:table-cell>
          <table:table-cell table:number-columns-repeated="4"/>
          <table:table-cell office:value-type="float" office:value="291.8" calcext:value-type="float">
            <text:p>291.8</text:p>
          </table:table-cell>
          <table:table-cell table:style-name="ce6" table:formula="of:=[.J28]/[.E28]" office:value-type="float" office:value="0.695921774385881" calcext:value-type="float">
            <text:p>0.70</text:p>
          </table:table-cell>
          <table:table-cell table:number-columns-repeated="2"/>
          <table:table-cell office:value-type="float" office:value="284.2" calcext:value-type="float">
            <text:p>284.2</text:p>
          </table:table-cell>
          <table:table-cell table:style-name="ce7" table:formula="of:=[.N28]/[.E28]" office:value-type="float" office:value="0.67779632721202" calcext:value-type="float">
            <text:p>0.68</text:p>
          </table:table-cell>
          <table:table-cell table:formula="of:=[.N28]/[.J28]" office:value-type="float" office:value="0.973954763536669" calcext:value-type="float">
            <text:p>0.9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  <table:table-cell office:value-type="float" office:value="316.7" calcext:value-type="float">
            <text:p>316.7</text:p>
          </table:table-cell>
          <table:table-cell table:style-name="ce6" table:formula="of:=[.J29]/[.E29]" office:value-type="float" office:value="0.706604194556002" calcext:value-type="float">
            <text:p>0.71</text:p>
          </table:table-cell>
          <table:table-cell table:number-columns-repeated="2"/>
          <table:table-cell office:value-type="float" office:value="253.1" calcext:value-type="float">
            <text:p>253.1</text:p>
          </table:table-cell>
          <table:table-cell table:style-name="ce7" table:formula="of:=[.N29]/[.E29]" office:value-type="float" office:value="0.564703257474342" calcext:value-type="float">
            <text:p>0.56</text:p>
          </table:table-cell>
          <table:table-cell table:formula="of:=[.N29]/[.J29]" office:value-type="float" office:value="0.799179033785917" calcext:value-type="float">
            <text:p>0.8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838.5" calcext:value-type="float">
            <text:p>3838.5</text:p>
          </table:table-cell>
          <table:table-cell table:number-columns-repeated="4"/>
          <table:table-cell office:value-type="float" office:value="3709.3" calcext:value-type="float">
            <text:p>3709.3</text:p>
          </table:table-cell>
          <table:table-cell table:style-name="ce7" table:formula="of:=[.J30]/[.E30]" office:value-type="float" office:value="0.966341018627068" calcext:value-type="float">
            <text:p>0.97</text:p>
          </table:table-cell>
          <table:table-cell table:number-columns-repeated="2"/>
          <table:table-cell office:value-type="float" office:value="3730.7" calcext:value-type="float">
            <text:p>3730.7</text:p>
          </table:table-cell>
          <table:table-cell table:style-name="ce7" table:formula="of:=[.N30]/[.E30]" office:value-type="float" office:value="0.971916113064999" calcext:value-type="float">
            <text:p>0.97</text:p>
          </table:table-cell>
          <table:table-cell table:formula="of:=[.N30]/[.J30]" office:value-type="float" office:value="1.00576928261397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128.3" calcext:value-type="float">
            <text:p>4128.3</text:p>
          </table:table-cell>
          <table:table-cell table:number-columns-repeated="4"/>
          <table:table-cell office:value-type="float" office:value="3720.9" calcext:value-type="float">
            <text:p>3720.9</text:p>
          </table:table-cell>
          <table:table-cell table:style-name="ce6" table:formula="of:=[.J31]/[.E31]" office:value-type="float" office:value="0.901315311387254" calcext:value-type="float">
            <text:p>0.90</text:p>
          </table:table-cell>
          <table:table-cell table:number-columns-repeated="2"/>
          <table:table-cell office:value-type="float" office:value="3741.8" calcext:value-type="float">
            <text:p>3741.8</text:p>
          </table:table-cell>
          <table:table-cell table:style-name="ce7" table:formula="of:=[.N31]/[.E31]" office:value-type="float" office:value="0.906377927960662" calcext:value-type="float">
            <text:p>0.91</text:p>
          </table:table-cell>
          <table:table-cell table:formula="of:=[.N31]/[.J31]" office:value-type="float" office:value="1.00561692063748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9271.9" calcext:value-type="float">
            <text:p>9271.9</text:p>
          </table:table-cell>
          <table:table-cell table:number-columns-repeated="4"/>
          <table:table-cell office:value-type="float" office:value="7322.1" calcext:value-type="float">
            <text:p>7322.1</text:p>
          </table:table-cell>
          <table:table-cell table:style-name="ce6" table:formula="of:=[.J32]/[.E32]" office:value-type="float" office:value="0.789708689696826" calcext:value-type="float">
            <text:p>0.79</text:p>
          </table:table-cell>
          <table:table-cell table:number-columns-repeated="2"/>
          <table:table-cell office:value-type="float" office:value="7298.6" calcext:value-type="float">
            <text:p>7298.6</text:p>
          </table:table-cell>
          <table:table-cell table:style-name="ce7" table:formula="of:=[.N32]/[.E32]" office:value-type="float" office:value="0.787174149850624" calcext:value-type="float">
            <text:p>0.79</text:p>
          </table:table-cell>
          <table:table-cell table:formula="of:=[.N32]/[.J32]" office:value-type="float" office:value="0.996790538233567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9552.1" calcext:value-type="float">
            <text:p>9552.1</text:p>
          </table:table-cell>
          <table:table-cell table:number-columns-repeated="4"/>
          <table:table-cell office:value-type="float" office:value="7280.9" calcext:value-type="float">
            <text:p>7280.9</text:p>
          </table:table-cell>
          <table:table-cell table:style-name="ce6" table:formula="of:=[.J33]/[.E33]" office:value-type="float" office:value="0.762230294908973" calcext:value-type="float">
            <text:p>0.76</text:p>
          </table:table-cell>
          <table:table-cell table:number-columns-repeated="2"/>
          <table:table-cell office:value-type="float" office:value="7294" calcext:value-type="float">
            <text:p>7294</text:p>
          </table:table-cell>
          <table:table-cell table:style-name="ce7" table:formula="of:=[.N33]/[.E33]" office:value-type="float" office:value="0.76360172108751" calcext:value-type="float">
            <text:p>0.76</text:p>
          </table:table-cell>
          <table:table-cell table:formula="of:=[.N33]/[.J33]" office:value-type="float" office:value="1.0017992281174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13.5" calcext:value-type="float">
            <text:p>713.5</text:p>
          </table:table-cell>
          <table:table-cell table:number-columns-repeated="4"/>
          <table:table-cell office:value-type="float" office:value="744.8" calcext:value-type="float">
            <text:p>744.8</text:p>
          </table:table-cell>
          <table:table-cell table:style-name="ce7" table:formula="of:=[.J34]/[.E34]" office:value-type="float" office:value="1.04386825508059" calcext:value-type="float">
            <text:p>1.04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7" table:formula="of:=[.N34]/[.E34]" office:value-type="float" office:value="0.97687456201822" calcext:value-type="float">
            <text:p>0.98</text:p>
          </table:table-cell>
          <table:table-cell table:formula="of:=[.N34]/[.J34]" office:value-type="float" office:value="0.935821697099893" calcext:value-type="float">
            <text:p>0.9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22.6" calcext:value-type="float">
            <text:p>722.6</text:p>
          </table:table-cell>
          <table:table-cell table:number-columns-repeated="4"/>
          <table:table-cell office:value-type="float" office:value="827" calcext:value-type="float">
            <text:p>827</text:p>
          </table:table-cell>
          <table:table-cell table:formula="of:=[.J35]/[.E35]" office:value-type="float" office:value="1.1444782729034" calcext:value-type="float">
            <text:p>1.14</text:p>
          </table:table-cell>
          <table:table-cell table:number-columns-repeated="2"/>
          <table:table-cell office:value-type="float" office:value="810.6" calcext:value-type="float">
            <text:p>810.6</text:p>
          </table:table-cell>
          <table:table-cell table:formula="of:=[.N35]/[.E35]" office:value-type="float" office:value="1.12178245225574" calcext:value-type="float">
            <text:p>1.12</text:p>
          </table:table-cell>
          <table:table-cell table:formula="of:=[.N35]/[.J35]" office:value-type="float" office:value="0.980169286577993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670.9" calcext:value-type="float">
            <text:p>6670.9</text:p>
          </table:table-cell>
          <table:table-cell table:number-columns-repeated="4"/>
          <table:table-cell office:value-type="float" office:value="7209.9" calcext:value-type="float">
            <text:p>7209.9</text:p>
          </table:table-cell>
          <table:table-cell table:formula="of:=[.J36]/[.E36]" office:value-type="float" office:value="1.08079869283005" calcext:value-type="float">
            <text:p>1.08</text:p>
          </table:table-cell>
          <table:table-cell table:number-columns-repeated="2"/>
          <table:table-cell office:value-type="float" office:value="6470.6" calcext:value-type="float">
            <text:p>6470.6</text:p>
          </table:table-cell>
          <table:table-cell table:style-name="ce7" table:formula="of:=[.N36]/[.E36]" office:value-type="float" office:value="0.969974066467793" calcext:value-type="float">
            <text:p>0.97</text:p>
          </table:table-cell>
          <table:table-cell table:formula="of:=[.N36]/[.J36]" office:value-type="float" office:value="0.897460436344471" calcext:value-type="float">
            <text:p>0.9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524.2" calcext:value-type="float">
            <text:p>6524.2</text:p>
          </table:table-cell>
          <table:table-cell table:number-columns-repeated="4"/>
          <table:table-cell office:value-type="float" office:value="7438.8" calcext:value-type="float">
            <text:p>7438.8</text:p>
          </table:table-cell>
          <table:table-cell table:formula="of:=[.J37]/[.E37]" office:value-type="float" office:value="1.14018576990282" calcext:value-type="float">
            <text:p>1.14</text:p>
          </table:table-cell>
          <table:table-cell table:number-columns-repeated="2"/>
          <table:table-cell office:value-type="float" office:value="7502.1" calcext:value-type="float">
            <text:p>7502.1</text:p>
          </table:table-cell>
          <table:table-cell table:formula="of:=[.N37]/[.E37]" office:value-type="float" office:value="1.14988810888691" calcext:value-type="float">
            <text:p>1.15</text:p>
          </table:table-cell>
          <table:table-cell table:formula="of:=[.N37]/[.J37]" office:value-type="float" office:value="1.00850943700597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2997.8" calcext:value-type="float">
            <text:p>12997.8</text:p>
          </table:table-cell>
          <table:table-cell table:number-columns-repeated="4"/>
          <table:table-cell office:value-type="float" office:value="14119" calcext:value-type="float">
            <text:p>14119</text:p>
          </table:table-cell>
          <table:table-cell table:formula="of:=[.J38]/[.E38]" office:value-type="float" office:value="1.08626075181954" calcext:value-type="float">
            <text:p>1.09</text:p>
          </table:table-cell>
          <table:table-cell table:number-columns-repeated="2"/>
          <table:table-cell office:value-type="float" office:value="13044.8" calcext:value-type="float">
            <text:p>13044.8</text:p>
          </table:table-cell>
          <table:table-cell table:style-name="ce7" table:formula="of:=[.N38]/[.E38]" office:value-type="float" office:value="1.00361599655326" calcext:value-type="float">
            <text:p>1.00</text:p>
          </table:table-cell>
          <table:table-cell table:formula="of:=[.N38]/[.J38]" office:value-type="float" office:value="0.923918124513067" calcext:value-type="float">
            <text:p>0.9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2953.8" calcext:value-type="float">
            <text:p>12953.8</text:p>
          </table:table-cell>
          <table:table-cell table:number-columns-repeated="4"/>
          <table:table-cell office:value-type="float" office:value="14753.2" calcext:value-type="float">
            <text:p>14753.2</text:p>
          </table:table-cell>
          <table:table-cell table:formula="of:=[.J39]/[.E39]" office:value-type="float" office:value="1.13890904599423" calcext:value-type="float">
            <text:p>1.14</text:p>
          </table:table-cell>
          <table:table-cell table:number-columns-repeated="2"/>
          <table:table-cell office:value-type="float" office:value="14902.9" calcext:value-type="float">
            <text:p>14902.9</text:p>
          </table:table-cell>
          <table:table-cell table:formula="of:=[.N39]/[.E39]" office:value-type="float" office:value="1.1504655004709" calcext:value-type="float">
            <text:p>1.15</text:p>
          </table:table-cell>
          <table:table-cell table:formula="of:=[.N39]/[.J39]" office:value-type="float" office:value="1.01014695116992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70.6" calcext:value-type="float">
            <text:p>1070.6</text:p>
          </table:table-cell>
          <table:table-cell table:number-columns-repeated="4"/>
          <table:table-cell office:value-type="float" office:value="1642.5" calcext:value-type="float">
            <text:p>1642.5</text:p>
          </table:table-cell>
          <table:table-cell table:formula="of:=[.J40]/[.E40]" office:value-type="float" office:value="1.53418643751168" calcext:value-type="float">
            <text:p>1.53</text:p>
          </table:table-cell>
          <table:table-cell table:number-columns-repeated="2"/>
          <table:table-cell office:value-type="float" office:value="1680.6" calcext:value-type="float">
            <text:p>1680.6</text:p>
          </table:table-cell>
          <table:table-cell table:formula="of:=[.N40]/[.E40]" office:value-type="float" office:value="1.56977395852793" calcext:value-type="float">
            <text:p>1.57</text:p>
          </table:table-cell>
          <table:table-cell table:formula="of:=[.N40]/[.J40]" office:value-type="float" office:value="1.02319634703196" calcext:value-type="float">
            <text:p>1.0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80.2" calcext:value-type="float">
            <text:p>1080.2</text:p>
          </table:table-cell>
          <table:table-cell table:number-columns-repeated="4"/>
          <table:table-cell office:value-type="float" office:value="1842.5" calcext:value-type="float">
            <text:p>1842.5</text:p>
          </table:table-cell>
          <table:table-cell table:formula="of:=[.J41]/[.E41]" office:value-type="float" office:value="1.70570264765784" calcext:value-type="float">
            <text:p>1.71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table:formula="of:=[.N41]/[.E41]" office:value-type="float" office:value="1.72097759674134" calcext:value-type="float">
            <text:p>1.72</text:p>
          </table:table-cell>
          <table:table-cell table:formula="of:=[.N41]/[.J41]" office:value-type="float" office:value="1.0089552238806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456.5" calcext:value-type="float">
            <text:p>9456.5</text:p>
          </table:table-cell>
          <table:table-cell table:number-columns-repeated="4"/>
          <table:table-cell office:value-type="float" office:value="15599.4" calcext:value-type="float">
            <text:p>15599.4</text:p>
          </table:table-cell>
          <table:table-cell table:formula="of:=[.J42]/[.E42]" office:value-type="float" office:value="1.64959551631153" calcext:value-type="float">
            <text:p>1.65</text:p>
          </table:table-cell>
          <table:table-cell table:number-columns-repeated="2"/>
          <table:table-cell office:value-type="float" office:value="15535.7" calcext:value-type="float">
            <text:p>15535.7</text:p>
          </table:table-cell>
          <table:table-cell table:formula="of:=[.N42]/[.E42]" office:value-type="float" office:value="1.6428594088722" calcext:value-type="float">
            <text:p>1.64</text:p>
          </table:table-cell>
          <table:table-cell table:formula="of:=[.N42]/[.J42]" office:value-type="float" office:value="0.995916509609344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620.2" calcext:value-type="float">
            <text:p>9620.2</text:p>
          </table:table-cell>
          <table:table-cell table:number-columns-repeated="4"/>
          <table:table-cell office:value-type="float" office:value="17463.8" calcext:value-type="float">
            <text:p>17463.8</text:p>
          </table:table-cell>
          <table:table-cell table:formula="of:=[.J43]/[.E43]" office:value-type="float" office:value="1.81532608469678" calcext:value-type="float">
            <text:p>1.82</text:p>
          </table:table-cell>
          <table:table-cell table:number-columns-repeated="2"/>
          <table:table-cell office:value-type="float" office:value="17233.4" calcext:value-type="float">
            <text:p>17233.4</text:p>
          </table:table-cell>
          <table:table-cell table:formula="of:=[.N43]/[.E43]" office:value-type="float" office:value="1.79137647865949" calcext:value-type="float">
            <text:p>1.79</text:p>
          </table:table-cell>
          <table:table-cell table:formula="of:=[.N43]/[.J43]" office:value-type="float" office:value="0.986806995041171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8594.7" calcext:value-type="float">
            <text:p>18594.7</text:p>
          </table:table-cell>
          <table:table-cell table:number-columns-repeated="4"/>
          <table:table-cell office:value-type="float" office:value="30433.6" calcext:value-type="float">
            <text:p>30433.6</text:p>
          </table:table-cell>
          <table:table-cell table:formula="of:=[.J44]/[.E44]" office:value-type="float" office:value="1.63668141997451" calcext:value-type="float">
            <text:p>1.64</text:p>
          </table:table-cell>
          <table:table-cell table:number-columns-repeated="2"/>
          <table:table-cell office:value-type="float" office:value="30198.7" calcext:value-type="float">
            <text:p>30198.7</text:p>
          </table:table-cell>
          <table:table-cell table:formula="of:=[.N44]/[.E44]" office:value-type="float" office:value="1.62404878809553" calcext:value-type="float">
            <text:p>1.62</text:p>
          </table:table-cell>
          <table:table-cell table:formula="of:=[.N44]/[.J44]" office:value-type="float" office:value="0.992281557226224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9346.7" calcext:value-type="float">
            <text:p>19346.7</text:p>
          </table:table-cell>
          <table:table-cell table:number-columns-repeated="4"/>
          <table:table-cell office:value-type="float" office:value="34387" calcext:value-type="float">
            <text:p>34387</text:p>
          </table:table-cell>
          <table:table-cell table:formula="of:=[.J45]/[.E45]" office:value-type="float" office:value="1.77740906717942" calcext:value-type="float">
            <text:p>1.78</text:p>
          </table:table-cell>
          <table:table-cell table:number-columns-repeated="2"/>
          <table:table-cell office:value-type="float" office:value="33765.5" calcext:value-type="float">
            <text:p>33765.5</text:p>
          </table:table-cell>
          <table:table-cell table:formula="of:=[.N45]/[.E45]" office:value-type="float" office:value="1.74528472556043" calcext:value-type="float">
            <text:p>1.75</text:p>
          </table:table-cell>
          <table:table-cell table:formula="of:=[.N45]/[.J45]" office:value-type="float" office:value="0.981926309361096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728.9" calcext:value-type="float">
            <text:p>2728.9</text:p>
          </table:table-cell>
          <table:table-cell table:number-columns-repeated="4"/>
          <table:table-cell office:value-type="float" office:value="2864.6" calcext:value-type="float">
            <text:p>2864.6</text:p>
          </table:table-cell>
          <table:table-cell table:style-name="ce7" table:formula="of:=[.J46]/[.E46]" office:value-type="float" office:value="1.04972699622559" calcext:value-type="float">
            <text:p>1.05</text:p>
          </table:table-cell>
          <table:table-cell table:number-columns-repeated="2"/>
          <table:table-cell office:value-type="float" office:value="4850.5" calcext:value-type="float">
            <text:p>4850.5</text:p>
          </table:table-cell>
          <table:table-cell table:formula="of:=[.N46]/[.E46]" office:value-type="float" office:value="1.77745611784968" calcext:value-type="float">
            <text:p>1.78</text:p>
          </table:table-cell>
          <table:table-cell table:formula="of:=[.N46]/[.J46]" office:value-type="float" office:value="1.69325560287649" calcext:value-type="float">
            <text:p>1.6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826.2" calcext:value-type="float">
            <text:p>2826.2</text:p>
          </table:table-cell>
          <table:table-cell table:number-columns-repeated="4"/>
          <table:table-cell office:value-type="float" office:value="3246.1" calcext:value-type="float">
            <text:p>3246.1</text:p>
          </table:table-cell>
          <table:table-cell table:style-name="ce7" table:formula="of:=[.J47]/[.E47]" office:value-type="float" office:value="1.14857405703772" calcext:value-type="float">
            <text:p>1.15</text:p>
          </table:table-cell>
          <table:table-cell table:number-columns-repeated="2"/>
          <table:table-cell office:value-type="float" office:value="5366.8" calcext:value-type="float">
            <text:p>5366.8</text:p>
          </table:table-cell>
          <table:table-cell table:formula="of:=[.N47]/[.E47]" office:value-type="float" office:value="1.89894558063831" calcext:value-type="float">
            <text:p>1.90</text:p>
          </table:table-cell>
          <table:table-cell table:formula="of:=[.N47]/[.J47]" office:value-type="float" office:value="1.65330704537753" calcext:value-type="float">
            <text:p>1.6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6011.8" calcext:value-type="float">
            <text:p>26011.8</text:p>
          </table:table-cell>
          <table:table-cell table:number-columns-repeated="4"/>
          <table:table-cell office:value-type="float" office:value="27471.9" calcext:value-type="float">
            <text:p>27471.9</text:p>
          </table:table-cell>
          <table:table-cell table:style-name="ce7" table:formula="of:=[.J48]/[.E48]" office:value-type="float" office:value="1.05613221691694" calcext:value-type="float">
            <text:p>1.06</text:p>
          </table:table-cell>
          <table:table-cell table:number-columns-repeated="2"/>
          <table:table-cell office:value-type="float" office:value="49958.8" calcext:value-type="float">
            <text:p>49958.8</text:p>
          </table:table-cell>
          <table:table-cell table:formula="of:=[.N48]/[.E48]" office:value-type="float" office:value="1.92062064140121" calcext:value-type="float">
            <text:p>1.92</text:p>
          </table:table-cell>
          <table:table-cell table:formula="of:=[.N48]/[.J48]" office:value-type="float" office:value="1.81854185549598" calcext:value-type="float">
            <text:p>1.8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7153" calcext:value-type="float">
            <text:p>27153</text:p>
          </table:table-cell>
          <table:table-cell table:number-columns-repeated="4"/>
          <table:table-cell office:value-type="float" office:value="30662.3" calcext:value-type="float">
            <text:p>30662.3</text:p>
          </table:table-cell>
          <table:table-cell table:formula="of:=[.J49]/[.E49]" office:value-type="float" office:value="1.12924170441572" calcext:value-type="float">
            <text:p>1.13</text:p>
          </table:table-cell>
          <table:table-cell table:number-columns-repeated="2"/>
          <table:table-cell office:value-type="float" office:value="47076.6" calcext:value-type="float">
            <text:p>47076.6</text:p>
          </table:table-cell>
          <table:table-cell table:formula="of:=[.N49]/[.E49]" office:value-type="float" office:value="1.73375317644459" calcext:value-type="float">
            <text:p>1.73</text:p>
          </table:table-cell>
          <table:table-cell table:formula="of:=[.N49]/[.J49]" office:value-type="float" office:value="1.53532513868823" calcext:value-type="float">
            <text:p>1.5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51246" calcext:value-type="float">
            <text:p>51246</text:p>
          </table:table-cell>
          <table:table-cell table:number-columns-repeated="4"/>
          <table:table-cell office:value-type="float" office:value="55391.6" calcext:value-type="float">
            <text:p>55391.6</text:p>
          </table:table-cell>
          <table:table-cell table:style-name="ce7" table:formula="of:=[.J50]/[.E50]" office:value-type="float" office:value="1.08089606993717" calcext:value-type="float">
            <text:p>1.08</text:p>
          </table:table-cell>
          <table:table-cell table:number-columns-repeated="2"/>
          <table:table-cell office:value-type="float" office:value="52185.7" calcext:value-type="float">
            <text:p>52185.7</text:p>
          </table:table-cell>
          <table:table-cell table:style-name="ce7" table:formula="of:=[.N50]/[.E50]" office:value-type="float" office:value="1.01833704093978" calcext:value-type="float">
            <text:p>1.02</text:p>
          </table:table-cell>
          <table:table-cell table:formula="of:=[.N50]/[.J50]" office:value-type="float" office:value="0.942122993378057" calcext:value-type="float">
            <text:p>0.9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53353.4" calcext:value-type="float">
            <text:p>53353.4</text:p>
          </table:table-cell>
          <table:table-cell table:number-columns-repeated="4"/>
          <table:table-cell office:value-type="float" office:value="61656" calcext:value-type="float">
            <text:p>61656</text:p>
          </table:table-cell>
          <table:table-cell table:formula="of:=[.J51]/[.E51]" office:value-type="float" office:value="1.15561519978108" calcext:value-type="float">
            <text:p>1.16</text:p>
          </table:table-cell>
          <table:table-cell table:number-columns-repeated="2"/>
          <table:table-cell office:value-type="float" office:value="66678.9" calcext:value-type="float">
            <text:p>66678.9</text:p>
          </table:table-cell>
          <table:table-cell table:formula="of:=[.N51]/[.E51]" office:value-type="float" office:value="1.24975915311864" calcext:value-type="float">
            <text:p>1.25</text:p>
          </table:table-cell>
          <table:table-cell table:formula="of:=[.N51]/[.J51]" office:value-type="float" office:value="1.08146652393928" calcext:value-type="float">
            <text:p>1.0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721.4" calcext:value-type="float">
            <text:p>1721.4</text:p>
          </table:table-cell>
          <table:table-cell table:number-columns-repeated="4"/>
          <table:table-cell office:value-type="float" office:value="2748" calcext:value-type="float">
            <text:p>2748</text:p>
          </table:table-cell>
          <table:table-cell table:formula="of:=[.J52]/[.E52]" office:value-type="float" office:value="1.59637504356919" calcext:value-type="float">
            <text:p>1.60</text:p>
          </table:table-cell>
          <table:table-cell table:number-columns-repeated="2"/>
          <table:table-cell office:value-type="float" office:value="2835.5" calcext:value-type="float">
            <text:p>2835.5</text:p>
          </table:table-cell>
          <table:table-cell table:formula="of:=[.N52]/[.E52]" office:value-type="float" office:value="1.64720576275125" calcext:value-type="float">
            <text:p>1.65</text:p>
          </table:table-cell>
          <table:table-cell table:formula="of:=[.N52]/[.J52]" office:value-type="float" office:value="1.03184133915575" calcext:value-type="float">
            <text:p>1.03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573.3" calcext:value-type="float">
            <text:p>1573.3</text:p>
          </table:table-cell>
          <table:table-cell table:number-columns-repeated="4"/>
          <table:table-cell office:value-type="float" office:value="2399.4" calcext:value-type="float">
            <text:p>2399.4</text:p>
          </table:table-cell>
          <table:table-cell table:formula="of:=[.J53]/[.E53]" office:value-type="float" office:value="1.52507468378567" calcext:value-type="float">
            <text:p>1.53</text:p>
          </table:table-cell>
          <table:table-cell table:number-columns-repeated="2"/>
          <table:table-cell office:value-type="float" office:value="2530.9" calcext:value-type="float">
            <text:p>2530.9</text:p>
          </table:table-cell>
          <table:table-cell table:formula="of:=[.N53]/[.E53]" office:value-type="float" office:value="1.60865696307125" calcext:value-type="float">
            <text:p>1.61</text:p>
          </table:table-cell>
          <table:table-cell table:formula="of:=[.N53]/[.J53]" office:value-type="float" office:value="1.05480536800867" calcext:value-type="float">
            <text:p>1.0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1848.7" calcext:value-type="float">
            <text:p>21848.7</text:p>
          </table:table-cell>
          <table:table-cell table:number-columns-repeated="4"/>
          <table:table-cell office:value-type="float" office:value="32846.1" calcext:value-type="float">
            <text:p>32846.1</text:p>
          </table:table-cell>
          <table:table-cell table:formula="of:=[.J54]/[.E54]" office:value-type="float" office:value="1.50334344835162" calcext:value-type="float">
            <text:p>1.50</text:p>
          </table:table-cell>
          <table:table-cell table:number-columns-repeated="2"/>
          <table:table-cell office:value-type="float" office:value="32553" calcext:value-type="float">
            <text:p>32553</text:p>
          </table:table-cell>
          <table:table-cell table:formula="of:=[.N54]/[.E54]" office:value-type="float" office:value="1.48992846256299" calcext:value-type="float">
            <text:p>1.49</text:p>
          </table:table-cell>
          <table:table-cell table:formula="of:=[.N54]/[.J54]" office:value-type="float" office:value="0.991076566167673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9502.7" calcext:value-type="float">
            <text:p>19502.7</text:p>
          </table:table-cell>
          <table:table-cell table:number-columns-repeated="4"/>
          <table:table-cell office:value-type="float" office:value="29159.2" calcext:value-type="float">
            <text:p>29159.2</text:p>
          </table:table-cell>
          <table:table-cell table:formula="of:=[.J55]/[.E55]" office:value-type="float" office:value="1.49513657083378" calcext:value-type="float">
            <text:p>1.50</text:p>
          </table:table-cell>
          <table:table-cell table:number-columns-repeated="2"/>
          <table:table-cell office:value-type="float" office:value="28724.7" calcext:value-type="float">
            <text:p>28724.7</text:p>
          </table:table-cell>
          <table:table-cell table:formula="of:=[.N55]/[.E55]" office:value-type="float" office:value="1.47285760433171" calcext:value-type="float">
            <text:p>1.47</text:p>
          </table:table-cell>
          <table:table-cell table:formula="of:=[.N55]/[.J55]" office:value-type="float" office:value="0.98509904249773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54.5" calcext:value-type="float">
            <text:p>254.5</text:p>
          </table:table-cell>
          <table:table-cell/>
          <table:table-cell office:value-type="float" office:value="222.9" calcext:value-type="float">
            <text:p>222.9</text:p>
          </table:table-cell>
          <table:table-cell table:style-name="ce6" table:formula="of:=[.G56]/[.E56]" office:value-type="float" office:value="0.875834970530452" calcext:value-type="float">
            <text:p>0.88</text:p>
          </table:table-cell>
          <table:table-cell/>
          <table:table-cell office:value-type="float" office:value="235.9" calcext:value-type="float">
            <text:p>235.9</text:p>
          </table:table-cell>
          <table:table-cell table:style-name="ce6" table:formula="of:=[.J56]/[.E56]" office:value-type="float" office:value="0.926915520628684" calcext:value-type="float">
            <text:p>0.93</text:p>
          </table:table-cell>
          <table:table-cell table:style-name="ce13" table:formula="of:=[.J56]/[.G56]" office:value-type="float" office:value="1.0583221175415" calcext:value-type="float">
            <text:p>1.06</text:p>
          </table:table-cell>
          <table:table-cell/>
          <table:table-cell office:value-type="float" office:value="212.9" calcext:value-type="float">
            <text:p>212.9</text:p>
          </table:table-cell>
          <table:table-cell table:style-name="ce6" table:formula="of:=[.N56]/[.E56]" office:value-type="float" office:value="0.836542239685658" calcext:value-type="float">
            <text:p>0.84</text:p>
          </table:table-cell>
          <table:table-cell table:style-name="ce6" table:formula="of:=[.N56]/[.J56]" office:value-type="float" office:value="0.902501059771089" calcext:value-type="float">
            <text:p>0.9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376.1" calcext:value-type="float">
            <text:p>376.1</text:p>
          </table:table-cell>
          <table:table-cell table:style-name="ce7" table:formula="of:=[.G57]/[.E57]" office:value-type="float" office:value="1.01429341963323" calcext:value-type="float">
            <text:p>1.01</text:p>
          </table:table-cell>
          <table:table-cell/>
          <table:table-cell office:value-type="float" office:value="368.6" calcext:value-type="float">
            <text:p>368.6</text:p>
          </table:table-cell>
          <table:table-cell table:style-name="ce6" table:formula="of:=[.J57]/[.E57]" office:value-type="float" office:value="0.994066882416397" calcext:value-type="float">
            <text:p>0.99</text:p>
          </table:table-cell>
          <table:table-cell table:style-name="ce14" table:formula="of:=[.J57]/[.G57]" office:value-type="float" office:value="0.980058495081095" calcext:value-type="float">
            <text:p>0.98</text:p>
          </table:table-cell>
          <table:table-cell/>
          <table:table-cell office:value-type="float" office:value="364.1" calcext:value-type="float">
            <text:p>364.1</text:p>
          </table:table-cell>
          <table:table-cell table:style-name="ce6" table:formula="of:=[.N57]/[.E57]" office:value-type="float" office:value="0.9819309600863" calcext:value-type="float">
            <text:p>0.98</text:p>
          </table:table-cell>
          <table:table-cell table:formula="of:=[.N57]/[.J57]" office:value-type="float" office:value="0.9877916440586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67.4" calcext:value-type="float">
            <text:p>2067.4</text:p>
          </table:table-cell>
          <table:table-cell/>
          <table:table-cell office:value-type="float" office:value="1703.7" calcext:value-type="float">
            <text:p>1703.7</text:p>
          </table:table-cell>
          <table:table-cell table:style-name="ce6" table:formula="of:=[.G58]/[.E58]" office:value-type="float" office:value="0.824078552771597" calcext:value-type="float">
            <text:p>0.82</text:p>
          </table:table-cell>
          <table:table-cell/>
          <table:table-cell office:value-type="float" office:value="1941.1" calcext:value-type="float">
            <text:p>1941.1</text:p>
          </table:table-cell>
          <table:table-cell table:style-name="ce6" table:formula="of:=[.J58]/[.E58]" office:value-type="float" office:value="0.938908774305891" calcext:value-type="float">
            <text:p>0.94</text:p>
          </table:table-cell>
          <table:table-cell table:style-name="ce13" table:formula="of:=[.J58]/[.G58]" office:value-type="float" office:value="1.13934378118213" calcext:value-type="float">
            <text:p>1.14</text:p>
          </table:table-cell>
          <table:table-cell/>
          <table:table-cell office:value-type="float" office:value="1681.3" calcext:value-type="float">
            <text:p>1681.3</text:p>
          </table:table-cell>
          <table:table-cell table:style-name="ce6" table:formula="of:=[.N58]/[.E58]" office:value-type="float" office:value="0.813243687723711" calcext:value-type="float">
            <text:p>0.81</text:p>
          </table:table-cell>
          <table:table-cell table:style-name="ce6" table:formula="of:=[.N58]/[.J58]" office:value-type="float" office:value="0.866158363814332" calcext:value-type="float">
            <text:p>0.8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891.2" calcext:value-type="float">
            <text:p>2891.2</text:p>
          </table:table-cell>
          <table:table-cell/>
          <table:table-cell office:value-type="float" office:value="2982.3" calcext:value-type="float">
            <text:p>2982.3</text:p>
          </table:table-cell>
          <table:table-cell table:style-name="ce7" table:formula="of:=[.G59]/[.E59]" office:value-type="float" office:value="1.03150940785833" calcext:value-type="float">
            <text:p>1.03</text:p>
          </table:table-cell>
          <table:table-cell/>
          <table:table-cell office:value-type="float" office:value="2951.8" calcext:value-type="float">
            <text:p>2951.8</text:p>
          </table:table-cell>
          <table:table-cell table:style-name="ce7" table:formula="of:=[.J59]/[.E59]" office:value-type="float" office:value="1.02096015495296" calcext:value-type="float">
            <text:p>1.02</text:p>
          </table:table-cell>
          <table:table-cell table:style-name="ce15" table:formula="of:=[.J59]/[.G59]" office:value-type="float" office:value="0.989772993997921" calcext:value-type="float">
            <text:p>0.99</text:p>
          </table:table-cell>
          <table:table-cell/>
          <table:table-cell office:value-type="float" office:value="2949.1" calcext:value-type="float">
            <text:p>2949.1</text:p>
          </table:table-cell>
          <table:table-cell table:style-name="ce7" table:formula="of:=[.N59]/[.E59]" office:value-type="float" office:value="1.02002628666298" calcext:value-type="float">
            <text:p>1.02</text:p>
          </table:table-cell>
          <table:table-cell table:formula="of:=[.N59]/[.J59]" office:value-type="float" office:value="0.999085303882377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10.5" calcext:value-type="float">
            <text:p>210.5</text:p>
          </table:table-cell>
          <table:table-cell/>
          <table:table-cell office:value-type="float" office:value="202.6" calcext:value-type="float">
            <text:p>202.6</text:p>
          </table:table-cell>
          <table:table-cell table:style-name="ce6" table:formula="of:=[.G60]/[.E60]" office:value-type="float" office:value="0.962470308788599" calcext:value-type="float">
            <text:p>0.96</text:p>
          </table:table-cell>
          <table:table-cell/>
          <table:table-cell office:value-type="float" office:value="231.3" calcext:value-type="float">
            <text:p>231.3</text:p>
          </table:table-cell>
          <table:table-cell table:formula="of:=[.J60]/[.E60]" office:value-type="float" office:value="1.09881235154394" calcext:value-type="float">
            <text:p>1.10</text:p>
          </table:table-cell>
          <table:table-cell table:style-name="ce11" table:formula="of:=[.J60]/[.G60]" office:value-type="float" office:value="1.14165844027641" calcext:value-type="float">
            <text:p>1.14</text:p>
          </table:table-cell>
          <table:table-cell/>
          <table:table-cell office:value-type="float" office:value="221.8" calcext:value-type="float">
            <text:p>221.8</text:p>
          </table:table-cell>
          <table:table-cell table:style-name="ce7" table:formula="of:=[.N60]/[.E60]" office:value-type="float" office:value="1.05368171021378" calcext:value-type="float">
            <text:p>1.05</text:p>
          </table:table-cell>
          <table:table-cell table:formula="of:=[.N60]/[.J60]" office:value-type="float" office:value="0.958927799394726" calcext:value-type="float">
            <text:p>0.96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90.5" calcext:value-type="float">
            <text:p>290.5</text:p>
          </table:table-cell>
          <table:table-cell/>
          <table:table-cell office:value-type="float" office:value="294.1" calcext:value-type="float">
            <text:p>294.1</text:p>
          </table:table-cell>
          <table:table-cell table:style-name="ce7" table:formula="of:=[.G61]/[.E61]" office:value-type="float" office:value="1.01239242685026" calcext:value-type="float">
            <text:p>1.01</text:p>
          </table:table-cell>
          <table:table-cell/>
          <table:table-cell office:value-type="float" office:value="260.2" calcext:value-type="float">
            <text:p>260.2</text:p>
          </table:table-cell>
          <table:table-cell table:style-name="ce6" table:formula="of:=[.J61]/[.E61]" office:value-type="float" office:value="0.895697074010327" calcext:value-type="float">
            <text:p>0.90</text:p>
          </table:table-cell>
          <table:table-cell table:style-name="ce6" table:formula="of:=[.J61]/[.G61]" office:value-type="float" office:value="0.884733083985039" calcext:value-type="float">
            <text:p>0.88</text:p>
          </table:table-cell>
          <table:table-cell/>
          <table:table-cell office:value-type="float" office:value="225.8" calcext:value-type="float">
            <text:p>225.8</text:p>
          </table:table-cell>
          <table:table-cell table:style-name="ce6" table:formula="of:=[.N61]/[.E61]" office:value-type="float" office:value="0.777280550774527" calcext:value-type="float">
            <text:p>0.78</text:p>
          </table:table-cell>
          <table:table-cell table:style-name="ce6" table:formula="of:=[.N61]/[.J61]" office:value-type="float" office:value="0.867794004611837" calcext:value-type="float">
            <text:p>0.8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02.7" calcext:value-type="float">
            <text:p>2002.7</text:p>
          </table:table-cell>
          <table:table-cell/>
          <table:table-cell office:value-type="float" office:value="1841.4" calcext:value-type="float">
            <text:p>1841.4</text:p>
          </table:table-cell>
          <table:table-cell table:style-name="ce6" table:formula="of:=[.G62]/[.E62]" office:value-type="float" office:value="0.919458730713537" calcext:value-type="float">
            <text:p>0.92</text:p>
          </table:table-cell>
          <table:table-cell/>
          <table:table-cell office:value-type="float" office:value="2363.7" calcext:value-type="float">
            <text:p>2363.7</text:p>
          </table:table-cell>
          <table:table-cell table:formula="of:=[.J62]/[.E62]" office:value-type="float" office:value="1.18025665351775" calcext:value-type="float">
            <text:p>1.18</text:p>
          </table:table-cell>
          <table:table-cell table:style-name="ce11" table:formula="of:=[.J62]/[.G62]" office:value-type="float" office:value="1.28364288041707" calcext:value-type="float">
            <text:p>1.28</text:p>
          </table:table-cell>
          <table:table-cell/>
          <table:table-cell office:value-type="float" office:value="2250.1" calcext:value-type="float">
            <text:p>2250.1</text:p>
          </table:table-cell>
          <table:table-cell table:formula="of:=[.N62]/[.E62]" office:value-type="float" office:value="1.12353323013931" calcext:value-type="float">
            <text:p>1.12</text:p>
          </table:table-cell>
          <table:table-cell table:style-name="ce6" table:formula="of:=[.N62]/[.J62]" office:value-type="float" office:value="0.951939755468122" calcext:value-type="float">
            <text:p>0.95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tpch_q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ctorised</text:p>
          </table:table-cell>
          <table:table-cell table:style-name="ce2" office:value-type="float" office:value="2018.5" calcext:value-type="float">
            <text:p>2018.5</text:p>
          </table:table-cell>
          <table:table-cell table:style-name="ce2"/>
          <table:table-cell table:style-name="ce2" office:value-type="float" office:value="1945.4" calcext:value-type="float">
            <text:p>1945.4</text:p>
          </table:table-cell>
          <table:table-cell table:style-name="ce8" table:formula="of:=[.G63]/[.E63]" office:value-type="float" office:value="0.963784988853109" calcext:value-type="float">
            <text:p>0.96</text:p>
          </table:table-cell>
          <table:table-cell table:style-name="ce2"/>
          <table:table-cell table:style-name="ce2" office:value-type="float" office:value="2339.7" calcext:value-type="float">
            <text:p>2339.7</text:p>
          </table:table-cell>
          <table:table-cell table:style-name="ce12" table:formula="of:=[.J63]/[.E63]" office:value-type="float" office:value="1.1591280653951" calcext:value-type="float">
            <text:p>1.16</text:p>
          </table:table-cell>
          <table:table-cell table:style-name="ce12" table:formula="of:=[.J63]/[.G63]" office:value-type="float" office:value="1.20268325280148" calcext:value-type="float">
            <text:p>1.20</text:p>
          </table:table-cell>
          <table:table-cell table:style-name="ce2"/>
          <table:table-cell table:style-name="ce2" office:value-type="float" office:value="2239.2" calcext:value-type="float">
            <text:p>2239.2</text:p>
          </table:table-cell>
          <table:table-cell table:style-name="ce12" table:formula="of:=[.N63]/[.E63]" office:value-type="float" office:value="1.10933861778548" calcext:value-type="float">
            <text:p>1.11</text:p>
          </table:table-cell>
          <table:table-cell table:style-name="ce8" table:formula="of:=[.N63]/[.J63]" office:value-type="float" office:value="0.957045775099372" calcext:value-type="float">
            <text:p>0.96</text:p>
          </table:table-cell>
          <table:table-cell table:style-name="ce2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75.7" calcext:value-type="float">
            <text:p>75.7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G64]/[.E64]" office:value-type="float" office:value="1.07926023778071" calcext:value-type="float">
            <text:p>1.08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J64]/[.E64]" office:value-type="float" office:value="1.07926023778071" calcext:value-type="float">
            <text:p>1.08</text:p>
          </table:table-cell>
          <table:table-cell table:style-name="ce9" table:formula="of:=[.J64]/[.G64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5" calcext:value-type="float">
            <text:p>82.5</text:p>
          </table:table-cell>
          <table:table-cell table:style-name="ce9" table:formula="of:=[.N64]/[.E64]" office:value-type="float" office:value="1.08982826948481" calcext:value-type="float">
            <text:p>1.09</text:p>
          </table:table-cell>
          <table:table-cell table:style-name="ce9" table:formula="of:=[.N64]/[.J64]" office:value-type="float" office:value="1.00979192166463" calcext:value-type="float">
            <text:p>1.01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84.1" calcext:value-type="float">
            <text:p>84.1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G65]/[.E65]" office:value-type="float" office:value="0.982164090368609" calcext:value-type="float">
            <text:p>0.98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J65]/[.E65]" office:value-type="float" office:value="0.982164090368609" calcext:value-type="float">
            <text:p>0.98</text:p>
          </table:table-cell>
          <table:table-cell table:style-name="ce9" table:formula="of:=[.J65]/[.G65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3" calcext:value-type="float">
            <text:p>82.3</text:p>
          </table:table-cell>
          <table:table-cell table:style-name="ce9" table:formula="of:=[.N65]/[.E65]" office:value-type="float" office:value="0.978596908442331" calcext:value-type="float">
            <text:p>0.98</text:p>
          </table:table-cell>
          <table:table-cell table:style-name="ce9" table:formula="of:=[.N65]/[.J65]" office:value-type="float" office:value="0.99636803874092" calcext:value-type="float">
            <text:p>1.00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361.3" calcext:value-type="float">
            <text:p>361.3</text:p>
          </table:table-cell>
          <table:table-cell table:style-name="ce5"/>
          <table:table-cell table:style-name="ce5" office:value-type="float" office:value="366" calcext:value-type="float">
            <text:p>366</text:p>
          </table:table-cell>
          <table:table-cell table:style-name="ce9" table:formula="of:=[.G66]/[.E66]" office:value-type="float" office:value="1.01300858012732" calcext:value-type="float">
            <text:p>1.01</text:p>
          </table:table-cell>
          <table:table-cell table:style-name="ce5"/>
          <table:table-cell table:style-name="ce5" office:value-type="float" office:value="372.5" calcext:value-type="float">
            <text:p>372.5</text:p>
          </table:table-cell>
          <table:table-cell table:style-name="ce9" table:formula="of:=[.J66]/[.E66]" office:value-type="float" office:value="1.0309991696651" calcext:value-type="float">
            <text:p>1.03</text:p>
          </table:table-cell>
          <table:table-cell table:style-name="ce9" table:formula="of:=[.J66]/[.G66]" office:value-type="float" office:value="1.01775956284153" calcext:value-type="float">
            <text:p>1.02</text:p>
          </table:table-cell>
          <table:table-cell table:style-name="ce5"/>
          <table:table-cell table:style-name="ce5" office:value-type="float" office:value="373.6" calcext:value-type="float">
            <text:p>373.6</text:p>
          </table:table-cell>
          <table:table-cell table:style-name="ce9" table:formula="of:=[.N66]/[.E66]" office:value-type="float" office:value="1.03404373097149" calcext:value-type="float">
            <text:p>1.03</text:p>
          </table:table-cell>
          <table:table-cell table:style-name="ce9" table:formula="of:=[.N66]/[.J66]" office:value-type="float" office:value="1.00295302013423" calcext:value-type="float">
            <text:p>1.00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358.9" calcext:value-type="float">
            <text:p>358.9</text:p>
          </table:table-cell>
          <table:table-cell table:style-name="ce5"/>
          <table:table-cell table:style-name="ce5" office:value-type="float" office:value="366.3" calcext:value-type="float">
            <text:p>366.3</text:p>
          </table:table-cell>
          <table:table-cell table:style-name="ce9" table:formula="of:=[.G67]/[.E67]" office:value-type="float" office:value="1.02061855670103" calcext:value-type="float">
            <text:p>1.02</text:p>
          </table:table-cell>
          <table:table-cell table:style-name="ce5"/>
          <table:table-cell table:style-name="ce5" office:value-type="float" office:value="357.4" calcext:value-type="float">
            <text:p>357.4</text:p>
          </table:table-cell>
          <table:table-cell table:style-name="ce9" table:formula="of:=[.J67]/[.E67]" office:value-type="float" office:value="0.995820562830872" calcext:value-type="float">
            <text:p>1.00</text:p>
          </table:table-cell>
          <table:table-cell table:style-name="ce9" table:formula="of:=[.J67]/[.G67]" office:value-type="float" office:value="0.975702975702976" calcext:value-type="float">
            <text:p>0.98</text:p>
          </table:table-cell>
          <table:table-cell table:style-name="ce5"/>
          <table:table-cell table:style-name="ce5" office:value-type="float" office:value="367.1" calcext:value-type="float">
            <text:p>367.1</text:p>
          </table:table-cell>
          <table:table-cell table:style-name="ce9" table:formula="of:=[.N67]/[.E67]" office:value-type="float" office:value="1.0228475898579" calcext:value-type="float">
            <text:p>1.02</text:p>
          </table:table-cell>
          <table:table-cell table:style-name="ce9" table:formula="of:=[.N67]/[.J67]" office:value-type="float" office:value="1.02714045886961" calcext:value-type="float">
            <text:p>1.03</text:p>
          </table:table-cell>
          <table:table-cell table:style-name="ce3"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39.3" calcext:value-type="float">
            <text:p>539.3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6" table:formula="of:=[.G68]/[.E68]" office:value-type="float" office:value="0.958650101984054" calcext:value-type="float">
            <text:p>0.96</text:p>
          </table:table-cell>
          <table:table-cell/>
          <table:table-cell office:value-type="float" office:value="363.8" calcext:value-type="float">
            <text:p>363.8</text:p>
          </table:table-cell>
          <table:table-cell table:style-name="ce6" table:formula="of:=[.J68]/[.E68]" office:value-type="float" office:value="0.674578156870017" calcext:value-type="float">
            <text:p>0.67</text:p>
          </table:table-cell>
          <table:table-cell table:style-name="ce6" table:formula="of:=[.J68]/[.G68]" office:value-type="float" office:value="0.703675048355899" calcext:value-type="float">
            <text:p>0.70</text:p>
          </table:table-cell>
          <table:table-cell/>
          <table:table-cell office:value-type="float" office:value="397.1" calcext:value-type="float">
            <text:p>397.1</text:p>
          </table:table-cell>
          <table:table-cell table:style-name="ce6" table:formula="of:=[.N68]/[.E68]" office:value-type="float" office:value="0.736324865566475" calcext:value-type="float">
            <text:p>0.74</text:p>
          </table:table-cell>
          <table:table-cell table:style-name="ce11" table:formula="of:=[.N68]/[.J68]" office:value-type="float" office:value="1.0915338097856" calcext:value-type="float">
            <text:p>1.0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34.1" calcext:value-type="float">
            <text:p>534.1</text:p>
          </table:table-cell>
          <table:table-cell/>
          <table:table-cell office:value-type="float" office:value="494.4" calcext:value-type="float">
            <text:p>494.4</text:p>
          </table:table-cell>
          <table:table-cell table:style-name="ce6" table:formula="of:=[.G69]/[.E69]" office:value-type="float" office:value="0.925669350308931" calcext:value-type="float">
            <text:p>0.93</text:p>
          </table:table-cell>
          <table:table-cell/>
          <table:table-cell office:value-type="float" office:value="360.3" calcext:value-type="float">
            <text:p>360.3</text:p>
          </table:table-cell>
          <table:table-cell table:style-name="ce6" table:formula="of:=[.J69]/[.E69]" office:value-type="float" office:value="0.674592772888972" calcext:value-type="float">
            <text:p>0.67</text:p>
          </table:table-cell>
          <table:table-cell table:style-name="ce6" table:formula="of:=[.J69]/[.G69]" office:value-type="float" office:value="0.72876213592233" calcext:value-type="float">
            <text:p>0.73</text:p>
          </table:table-cell>
          <table:table-cell/>
          <table:table-cell office:value-type="float" office:value="357.9" calcext:value-type="float">
            <text:p>357.9</text:p>
          </table:table-cell>
          <table:table-cell table:style-name="ce6" table:formula="of:=[.N69]/[.E69]" office:value-type="float" office:value="0.670099232353492" calcext:value-type="float">
            <text:p>0.67</text:p>
          </table:table-cell>
          <table:table-cell table:style-name="ce6" table:formula="of:=[.N69]/[.J69]" office:value-type="float" office:value="0.993338884263114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533.5" calcext:value-type="float">
            <text:p>5533.5</text:p>
          </table:table-cell>
          <table:table-cell/>
          <table:table-cell office:value-type="float" office:value="5383.7" calcext:value-type="float">
            <text:p>5383.7</text:p>
          </table:table-cell>
          <table:table-cell table:style-name="ce6" table:formula="of:=[.G70]/[.E70]" office:value-type="float" office:value="0.972928526249209" calcext:value-type="float">
            <text:p>0.97</text:p>
          </table:table-cell>
          <table:table-cell/>
          <table:table-cell office:value-type="float" office:value="3436.6" calcext:value-type="float">
            <text:p>3436.6</text:p>
          </table:table-cell>
          <table:table-cell table:style-name="ce6" table:formula="of:=[.J70]/[.E70]" office:value-type="float" office:value="0.621053582723412" calcext:value-type="float">
            <text:p>0.62</text:p>
          </table:table-cell>
          <table:table-cell table:style-name="ce6" table:formula="of:=[.J70]/[.G70]" office:value-type="float" office:value="0.638334231105002" calcext:value-type="float">
            <text:p>0.64</text:p>
          </table:table-cell>
          <table:table-cell/>
          <table:table-cell office:value-type="float" office:value="3260.6" calcext:value-type="float">
            <text:p>3260.6</text:p>
          </table:table-cell>
          <table:table-cell table:style-name="ce6" table:formula="of:=[.N70]/[.E70]" office:value-type="float" office:value="0.589247311827957" calcext:value-type="float">
            <text:p>0.59</text:p>
          </table:table-cell>
          <table:table-cell table:style-name="ce6" table:formula="of:=[.N70]/[.J70]" office:value-type="float" office:value="0.948786591398475" calcext:value-type="float">
            <text:p>0.9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015.1" calcext:value-type="float">
            <text:p>5015.1</text:p>
          </table:table-cell>
          <table:table-cell/>
          <table:table-cell office:value-type="float" office:value="4690.7" calcext:value-type="float">
            <text:p>4690.7</text:p>
          </table:table-cell>
          <table:table-cell table:style-name="ce6" table:formula="of:=[.G71]/[.E71]" office:value-type="float" office:value="0.935315347650097" calcext:value-type="float">
            <text:p>0.94</text:p>
          </table:table-cell>
          <table:table-cell/>
          <table:table-cell office:value-type="float" office:value="2924.1" calcext:value-type="float">
            <text:p>2924.1</text:p>
          </table:table-cell>
          <table:table-cell table:style-name="ce6" table:formula="of:=[.J71]/[.E71]" office:value-type="float" office:value="0.583059161332775" calcext:value-type="float">
            <text:p>0.58</text:p>
          </table:table-cell>
          <table:table-cell table:style-name="ce6" table:formula="of:=[.J71]/[.G71]" office:value-type="float" office:value="0.623382437589272" calcext:value-type="float">
            <text:p>0.62</text:p>
          </table:table-cell>
          <table:table-cell/>
          <table:table-cell office:value-type="float" office:value="2707.5" calcext:value-type="float">
            <text:p>2707.5</text:p>
          </table:table-cell>
          <table:table-cell table:style-name="ce6" table:formula="of:=[.N71]/[.E71]" office:value-type="float" office:value="0.539869593826644" calcext:value-type="float">
            <text:p>0.54</text:p>
          </table:table-cell>
          <table:table-cell table:style-name="ce6" table:formula="of:=[.N71]/[.J71]" office:value-type="float" office:value="0.925925925925926" calcext:value-type="float">
            <text:p>0.93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3:43:59.6222609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20:50.191344287</meta:creation-date>
    <dc:date>2023-10-11T14:09:07.463142837</dc:date>
    <meta:editing-duration>PT48M18S</meta:editing-duration>
    <meta:editing-cycles>5</meta:editing-cycles>
    <meta:generator>LibreOffice/7.6.2.1$Linux_X86_64 LibreOffice_project/60$Build-1</meta:generator>
    <meta:document-statistic meta:table-count="1" meta:cell-count="676" meta:object-count="0"/>
  </office:meta>
</office:document-meta>
</file>